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111c9" officeooo:paragraph-rsid="002111c9"/>
    </style:style>
    <style:style style:name="P2" style:family="paragraph" style:parent-style-name="Standard">
      <style:text-properties officeooo:rsid="0021e38d" officeooo:paragraph-rsid="0021e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istSorted has the combined and sorted data as a list of dictionaries. </text:p>
      <text:p text:style-name="P2">Need to create a string containing the html code for the table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8:12:29.232114224</meta:creation-date>
    <dc:date>2018-08-22T19:37:08.730617332</dc:date>
    <meta:editing-duration>P7DT1H4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4" meta:character-count="135" meta:non-whitespace-character-count="112"/>
  </office:meta>
</office:document-meta>
</file>